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299in" fo:margin-left="0in" table:align="left" style:writing-mode="lr-tb"/>
    </style:style>
    <style:style style:name="Table1.A" style:family="table-column">
      <style:table-column-properties style:column-width="2.7507in"/>
    </style:style>
    <style:style style:name="Table1.B" style:family="table-column">
      <style:table-column-properties style:column-width="2.7792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278in" fo:margin-left="0.4861in" table:align="left" style:writing-mode="lr-tb"/>
    </style:style>
    <style:style style:name="Table2.A" style:family="table-column">
      <style:table-column-properties style:column-width="0.7285in"/>
    </style:style>
    <style:style style:name="Table2.B" style:family="table-column">
      <style:table-column-properties style:column-width="4.7993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Code">
      <style:text-properties officeooo:paragraph-rsid="000f7eaa"/>
    </style:style>
    <style:style style:name="P2" style:family="paragraph" style:parent-style-name="Code">
      <style:text-properties officeooo:rsid="0010d707" officeooo:paragraph-rsid="0010d707"/>
    </style:style>
    <style:style style:name="P3" style:family="paragraph" style:parent-style-name="Unnumbered_20_List">
      <style:paragraph-properties fo:margin-left="0in" fo:margin-right="0in" fo:text-indent="0in" style:auto-text-indent="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hapter_20_Title" style:master-page-name="Standard">
      <style:paragraph-properties style:page-number="auto"/>
    </style:style>
    <style:style style:name="P7" style:family="paragraph" style:parent-style-name="Heading_20_2">
      <style:text-properties officeooo:rsid="0002ff30" officeooo:paragraph-rsid="0002ff30"/>
    </style:style>
    <style:style style:name="P8" style:family="paragraph" style:parent-style-name="Heading_20_2">
      <style:text-properties officeooo:paragraph-rsid="0002ff30"/>
    </style:style>
    <style:style style:name="P9" style:family="paragraph" style:parent-style-name="Heading_20_2">
      <style:text-properties officeooo:paragraph-rsid="00054622"/>
    </style:style>
    <style:style style:name="P10" style:family="paragraph" style:parent-style-name="Body_20_Text">
      <style:text-properties officeooo:rsid="0003ecee" officeooo:paragraph-rsid="0003ecee"/>
    </style:style>
    <style:style style:name="P11" style:family="paragraph" style:parent-style-name="Body_20_Text">
      <style:text-properties officeooo:rsid="0007f4c8" officeooo:paragraph-rsid="0007f4c8"/>
    </style:style>
    <style:style style:name="P12" style:family="paragraph" style:parent-style-name="Body_20_Text">
      <style:text-properties officeooo:rsid="000ab00c" officeooo:paragraph-rsid="000ab00c"/>
    </style:style>
    <style:style style:name="P13" style:family="paragraph" style:parent-style-name="Body_20_Text">
      <style:text-properties fo:font-weight="bold" style:font-weight-asian="bold" style:font-weight-complex="bold"/>
    </style:style>
    <style:style style:name="P14" style:family="paragraph" style:parent-style-name="Body_20_Text">
      <style:text-properties officeooo:paragraph-rsid="000b172c"/>
    </style:style>
    <style:style style:name="P15" style:family="paragraph" style:parent-style-name="Table_20_Heading">
      <style:paragraph-properties fo:text-align="start" style:justify-single-word="false"/>
    </style:style>
    <style:style style:name="P16" style:family="paragraph" style:parent-style-name="Heading_20_1">
      <style:text-properties officeooo:rsid="000b172c" officeooo:paragraph-rsid="000b172c"/>
    </style:style>
    <style:style style:name="P17" style:family="paragraph" style:parent-style-name="Table_20_Text_20_Last">
      <style:paragraph-properties fo:margin-left="0in" fo:margin-right="0.1in" fo:text-indent="0in" style:auto-text-indent="false" fo:padding="0in" fo:border="none"/>
    </style:style>
    <style:style style:name="P18" style:family="paragraph" style:parent-style-name="Body_20_Text_20_First">
      <style:text-properties officeooo:rsid="0002ff30" officeooo:paragraph-rsid="0002ff30"/>
    </style:style>
    <style:style style:name="P19" style:family="paragraph" style:parent-style-name="Body_20_Text_20_First">
      <style:text-properties officeooo:rsid="0003ecee" officeooo:paragraph-rsid="0003ecee"/>
    </style:style>
    <style:style style:name="P20" style:family="paragraph" style:parent-style-name="Body_20_Text_20_First">
      <style:text-properties officeooo:paragraph-rsid="00094bff"/>
    </style:style>
    <style:style style:name="P21" style:family="paragraph" style:parent-style-name="Body_20_Text_20_First">
      <style:text-properties officeooo:rsid="000b172c" officeooo:paragraph-rsid="000b172c"/>
    </style:style>
    <style:style style:name="P22" style:family="paragraph" style:parent-style-name="Table_20_Text">
      <style:paragraph-properties fo:margin-left="0in" fo:margin-right="0.1in" fo:text-indent="0in" style:auto-text-indent="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text:display="true"/>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style:font-name="TheSansMonoCondensed-SemiLightI" style:font-name-complex="TheSansMonoCondensed-SemiLightI"/>
    </style:style>
    <style:style style:name="T8" style:family="text">
      <style:text-properties style:font-name="Utopia-Bold" fo:font-weight="bold" style:font-weight-asian="bold" style:font-name-complex="Utopia-Bold" style:font-weight-complex="bold"/>
    </style:style>
    <style:style style:name="T9" style:family="text">
      <style:text-properties style:font-name="Utopia-Bold" style:font-name-complex="Utopia-Bold" style:font-weight-complex="bold"/>
    </style:style>
    <style:style style:name="T10" style:family="text">
      <style:text-properties officeooo:rsid="0002ff30"/>
    </style:style>
    <style:style style:name="T11" style:family="text">
      <style:text-properties officeooo:rsid="0003ecee"/>
    </style:style>
    <style:style style:name="T12" style:family="text">
      <style:text-properties officeooo:rsid="00054622"/>
    </style:style>
    <style:style style:name="T13" style:family="text">
      <style:text-properties officeooo:rsid="000689ce"/>
    </style:style>
    <style:style style:name="T14" style:family="text">
      <style:text-properties officeooo:rsid="0007f4c8"/>
    </style:style>
    <style:style style:name="T15" style:family="text">
      <style:text-properties officeooo:rsid="00094bff"/>
    </style:style>
    <style:style style:name="T16" style:family="text">
      <style:text-properties officeooo:rsid="000ab00c"/>
    </style:style>
    <style:style style:name="T17" style:family="text">
      <style:text-properties officeooo:rsid="000b172c"/>
    </style:style>
    <style:style style:name="T18" style:family="text">
      <style:text-properties officeooo:rsid="000d06b0"/>
    </style:style>
    <style:style style:name="T19" style:family="text">
      <style:text-properties officeooo:rsid="000e7220"/>
    </style:style>
    <style:style style:name="T20" style:family="text">
      <style:text-properties officeooo:rsid="000f7eaa"/>
    </style:style>
    <style:style style:name="T21" style:family="text">
      <style:text-properties officeooo:rsid="0010d707"/>
    </style:style>
    <style:style style:name="T22" style:family="text">
      <style:text-properties officeooo:rsid="00110cf8"/>
    </style:style>
    <style:style style:name="T23" style:family="text">
      <style:text-properties officeooo:rsid="0012d738"/>
    </style:style>
    <style:style style:name="T24" style:family="text">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ning Your Tools</text:p>
      <text:p text:style-name="Body_20_Text_20_First">Before you begin your exploration of the C++ landscape, you <text:span text:style-name="T1">must</text:span> gather some basic supplies: a text editor, a C++ compiler, a linker, and a debugger. You can acquire these tools separately or bundled, possibly as a package deal with an integrated development environment (IDE). Options abound<text:span text:style-name="T1">,</text:span>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cpphelp.com/exploring/</text:span>. Tool versions and quality change too rapidly to provide details in print form, so you can find up-to-date suggestions on the web site. The following section gives some general advice.</text:p>
      <text:p text:style-name="P16">C++ Versions</text:p>
      <text:p text:style-name="P21">This book covers C++ 20, which is the version of the C++ standard that was approved in 2019 and published as an international standard in 2020. C++ 20 introduces several major feature, and it takes time for all compilers to implement these features. Therefore, it is likely that you will be using C++ 17 even in 2021, as you want for C++ 20 features to stabilize and in your tools.</text:p>
      <text:p text:style-name="P14"><text:span text:style-name="T17">In this book, markers in the margin annotate any language feature that was added in a version of the standard after 2003, namely, in the 2011, 2014, 2017, or 2020 versions of the standard.</text:span><text:span text:style-name="T17"><office:annotation><dc:creator>Ray Lischner</dc:creator><dc:date>2019-10-14T20:45:18.605588384</dc:date><loext:sender-initials>RL</loext:sender-initials><text:p text:style-name="P23"><text:span text:style-name="T24">I would like to put an icon in the margin or some other small indicator to inform the user of the version that introduces the feature. Thus, users who are stuck on, say, C++ 14, can easily know which features they have available. I don’t know how to denote this using Apress styles.</text:span></text:p></office:annotation></text:span></text:p>
      <text:p text:style-name="Heading_20_1">Ray’s Recommendations</text:p>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text:soft-page-break/>graphical user interface (GUI). Choose whichever style you find most comfortable. Your programs won’t care what tools you use to edit, compile, and link them.</text:p>
      <text:p text:style-name="P7">Clang and LLVM</text:p>
      <text:p text:style-name="P18">Clang is a C++ compiler (among other languages) that uses LLVM <text:span text:style-name="T14">behind the scenes for compiling and optimizing programs. (No, LLVM does not stand for anything.) MacOS uses clang as its default compiler, and many Linux developers also like to use clang. You can even download clang and LLVM for Microsoft Windows.</text:span></text:p>
      <text:p text:style-name="P10">Some Linux distributions come with clang and LLVM <text:span text:style-name="T14">already included</text:span>. For other <text:span text:style-name="T14">distribution</text:span>s, you can usually download it from the distribution’s central repository or directly from the <text:span text:style-name="T14">LLVM</text:span> web site. <text:span text:style-name="T14">See the links at </text:span><text:span text:style-name="Code_20_Inline"><text:span text:style-name="T14">cpphelp.com/exploring</text:span></text:span><text:span text:style-name="T14">.</text:span></text:p>
      <text:p text:style-name="P11">Perhaps the most important reason that clang is so popular is that it issues error messages that are much easier to understand than the messages produced by some other compilers. C++ error messages are notorious for their complexity and lack of clarity.</text:p>
      <text:p text:style-name="P8"><text:span text:style-name="T10">GNU Compiler Collection</text:span></text:p>
      <text:p text:style-name="P19">The most widely-used C++ compiler is <text:span text:style-name="T14">part of </text:span>the GNU Compiler Collection (GCC). <text:span text:style-name="T14">The GNU C++ compiler is often called g++. </text:span>It is typically the default C++ compiler for Linux distributions, and it also available for MacOS and Microsoft Windows.</text:p>
      <text:p text:style-name="P8"><text:bookmark-start text:name="micro"/>Microsoft Windows</text:p>
      <text:p text:style-name="P20"><text:span text:style-name="T15">Most C++ developers who use Microsoft Windows use Microsoft’s own compiler, which they include with their Visual Studio product, which is available as a no-cost download. Visual Studio accumulates many tools under a single umbrella, and can be quite complex, so be sure to download the C++ compiler, and use it only in standard C++ mode, not C++/CLI, which is a different language.</text:span></text:p>
      <text:p text:style-name="Body_20_Text"><text:span text:style-name="T11">When using clang on Microsoft Windows, you will also need gnuwin32 for some related utilities. The Cygwin and Mingw projects include GCC.</text:span></text:p>
      <text:p text:style-name="P9"><text:bookmark-end text:name="micro"/><text:span text:style-name="T12">Other Tools</text:span></text:p>
      <text:p text:style-name="Body_20_Text_20_First"><text:span text:style-name="T12">Microsoft offers a Visual Studio Code, which is an IDE that runs on all popular platforms. It can integrate with your preferred compiler on your platform. Other popular IDEs include Eclipse and NetBeans.</text:span></text:p>
      <text:p text:style-name="P12">C++ requires a compiler and a standard library. Most C++ products include both, but sometimes, niche compilers expect you to use the library from a different product. For example, you can download Intel’s compiler for their hardware. The compiler is top-notch, but you will also require a library, such as the libstdc++ that accompanies g++.</text:p>
      <text:p text:style-name="Body_20_Text">Th<text:span text:style-name="T16">e</text:span> <text:span text:style-name="T10">author</text:span>’s web site (<text:span text:style-name="Code_20_Inline"><text:span text:style-name="T10">cpphelp</text:span></text:span><text:a xlink:type="simple" xlink:href="http://www.apress.com/9781590597491" text:style-name="Internet_20_link" text:visited-style-name="Visited_20_Internet_20_Link"><text:span text:style-name="Code_20_Inline">.com/</text:span></text:a><text:a xlink:type="simple" xlink:href="http://www.apress.com/9781590597491" text:style-name="Internet_20_link" text:visited-style-name="Visited_20_Internet_20_Link"><text:span text:style-name="Code_20_Inline"><text:span text:style-name="T10">e</text:span></text:span></text:a><text:span text:style-name="Code_20_Inline"><text:span text:style-name="T10">xploring</text:span></text:span>) has links with helpful hints for installing and using these tools.</text:p>
      <text:p text:style-name="Heading_20_1"><text:bookmark-start text:name="read"/><text:soft-page-break/>Read the Documentation</text:p>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T3">How long did it take you to read the documentation for your compiler and other tools? </text:span>________________</text:p>
      <text:p text:style-name="Body_20_Text"/>
      <text:p text:style-name="Body_20_Text"><text:span text:style-name="T3">Was that too much time, too little time, or just right? </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3">Write down the options, for future reference.</text:p>
      <text:p text:style-name="P3"><text:span text:style-name="T3"><text:s text:c="9"/></text:span>_____________________________________________________________</text:p>
      <text:p text:style-name="P3"><text:s text:c="9"/>_____________________________________________________________</text:p>
      <text:p text:style-name="P3"><text:s text:c="9"/>_____________________________________________________________</text:p>
      <text:p text:style-name="Body_20_Text">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text:span text:style-name="T4">Table 1-1.</text:span><text:span text:style-name="T6"> Compiler Options for Standard C++</text:span></text:p>
      <table:table table:name="Table1" table:style-name="Table1">
        <table:table-column table:style-name="Table1.A"/>
        <table:table-column table:style-name="Table1.B"/>
        <table:table-row table:style-name="Table1.1">
          <table:table-cell table:style-name="Table1.A1" office:value-type="string">
            <text:p text:style-name="P15">Compiler</text:p>
          </table:table-cell>
          <table:table-cell table:style-name="Table1.B1" office:value-type="string">
            <text:p text:style-name="P15">Options</text:p>
          </table:table-cell>
        </table:table-row>
        <table:table-row table:style-name="Table1.1">
          <table:table-cell table:style-name="Table1.A2" office:value-type="string">
            <text:p text:style-name="Table_20_Text">Visual <text:span text:style-name="T17">Studio</text:span> command line</text:p>
          </table:table-cell>
          <table:table-cell table:style-name="Table1.B2" office:value-type="string">
            <text:p text:style-name="Table_20_Text"><text:span text:style-name="Code_20_Inline">/EHsc /Za</text:span></text:p>
          </table:table-cell>
        </table:table-row>
        <table:table-row table:style-name="Table1.1">
          <table:table-cell table:style-name="Table1.A2" office:value-type="string">
            <text:p text:style-name="Table_20_Text">Visual <text:span text:style-name="T17">Studio </text:span>IDE</text:p>
          </table:table-cell>
          <table:table-cell table:style-name="Table1.B2" office:value-type="string">
            <text:p text:style-name="Table_20_Text">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text:span text:style-name="Code_20_Inline">-pedantic -std=c++</text:span><text:span text:style-name="Code_20_Inline"><text:span text:style-name="T17">20</text:span></text:span></text:p>
          </table:table-cell>
        </table:table-row>
        <text:soft-page-break/>
        <table:table-row table:style-name="Table1.1">
          <table:table-cell table:style-name="Table1.A5" office:value-type="string">
            <text:p text:style-name="P17">clang/llvm</text:p>
          </table:table-cell>
          <table:table-cell table:style-name="Table1.B5" office:value-type="string">
            <text:p text:style-name="P17"><text:span text:style-name="Code_20_Inline">-pedantic -std=c++</text:span><text:span text:style-name="Code_20_Inline"><text:span text:style-name="T17">20</text:span></text:span></text:p>
          </table:table-cell>
        </table:table-row>
      </table:table>
      <text:p text:style-name="Heading_20_1"><text:bookmark-start text:name="pro1"/><text:bookmark-end text:name="read"/>Your First Program</text:p>
      <text:p text:style-name="Body_20_Text_20_First">Now that you have your tools, it’s time to <text:span text:style-name="T1">begin</text:span>. Fire up your favorite text editor or your C++ IDE and start your first project or create a new file. Name this file <text:span text:style-name="Code_20_Inline">list0101.cpp</text:span>, which is short for Listing 1-1. Several different file<text:span text:style-name="T1">-</text:span>name extensions are popular for C++ programs. I like to use <text:span text:style-name="Code_20_Inline">.cpp</text:span>, where the <text:span text:style-name="T6">p</text:span> means “plus.” Other common extensions are <text:span text:style-name="Code_20_Inline">.cxx</text:span> and <text:span text:style-name="Code_20_Inline">.cc</text:span>. Some compilers recognize <text:span text:style-name="Code_20_Inline">.C</text:span> (uppercase <text:span text:style-name="T6">C</text:span>) as a C++ file extension, but I don’t recommend using it<text:span text:style-name="T1">,</text:span> because it is too easy to confuse with <text:span text:style-name="Code_20_Inline">.c</text:span> (lowercase <text:span text:style-name="T6">c</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text:span text:style-name="T4">Listing 1-1.</text:span> <text:span text:style-name="T6">Your First C++ Program</text:span></text:p>
      <text:p text:style-name="Code">/// <text:span text:style-name="T18">This program examines features of the C++ library</text:span></text:p>
      <text:p text:style-name="Code">/// <text:span text:style-name="T18">to deduce and print the C++ version.</text:span></text:p>
      <text:p text:style-name="Code"/>
      <text:p text:style-name="Code">#include &lt;algorithm&gt;</text:p>
      <text:p text:style-name="Code">#include &lt;iomanip&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template&lt;std::size_t N&gt;</text:p>
      <text:p text:style-name="Code">struct array</text:p>
      <text:p text:style-name="Code">{</text:p>
      <text:p text:style-name="Code"><text:s text:c="4"/>char array[N];</text:p>
      <text:p text:style-name="Code"><text:s text:c="4"/>enum { size = N };</text:p>
      <text:p text:style-name="Code">};</text:p>
      <text:p text:style-name="Code"/>
      <text:p text:style-name="Code">template&lt;int I&gt;</text:p>
      <text:p text:style-name="Code">struct value_of</text:p>
      <text:p text:style-name="Code">{};</text:p>
      <text:p text:style-name="Code"/>
      <text:p text:style-name="Code">template&lt;&gt;</text:p>
      <text:p text:style-name="Code">struct value_of&lt;1&gt;</text:p>
      <text:p text:style-name="Code">{</text:p>
      <text:p text:style-name="Code"><text:s text:c="4"/>enum { value = true };</text:p>
      <text:p text:style-name="Code">};</text:p>
      <text:p text:style-name="Code"><text:soft-page-break/></text:p>
      <text:p text:style-name="Code">template&lt;&gt;</text:p>
      <text:p text:style-name="Code">struct value_of&lt;2&gt;</text:p>
      <text:p text:style-name="Code">{</text:p>
      <text:p text:style-name="Code"><text:s text:c="4"/>enum { value = false };</text:p>
      <text:p text:style-name="Code">};</text:p>
      <text:p text:style-name="Code"/>
      <text:p text:style-name="Code">void* erase(...);</text:p>
      <text:p text:style-name="Code"/>
      <text:p text:style-name="Code">struct is_cpp20</text:p>
      <text:p text:style-name="Code">{</text:p>
      <text:p text:style-name="Code"><text:s text:c="4"/>static array&lt;1&gt; deduce_type(std::vector&lt;int&gt;::size_type);</text:p>
      <text:p text:style-name="Code"><text:s text:c="4"/>static array&lt;2&gt; deduce_type(...);</text:p>
      <text:p text:style-name="Code"><text:s text:c="4"/>static std::vector&lt;int&gt; v;</text:p>
      <text:p text:style-name="Code"><text:s text:c="4"/>static int i;</text:p>
      <text:p text:style-name="Code"><text:s text:c="4"/>enum { value = value_of&lt;sizeof(deduce_type(erase(v, i)))&gt;::value };</text:p>
      <text:p text:style-name="Code">};</text:p>
      <text:p text:style-name="Code"/>
      <text:p text:style-name="Code">struct is_cpp17</text:p>
      <text:p text:style-name="Code">{</text:p>
      <text:p text:style-name="Code"><text:s text:c="4"/>static array&lt;1&gt; deduce_type(char*);</text:p>
      <text:p text:style-name="Code"><text:s text:c="4"/>static array&lt;2&gt; deduce_type(const char*);</text:p>
      <text:p text:style-name="Code"><text:s text:c="4"/>static std::string s;</text:p>
      <text:p text:style-name="Code"><text:s text:c="4"/>enum { value = value_of&lt;sizeof(deduce_type(s.data()))&gt;::value };</text:p>
      <text:p text:style-name="Code">};</text:p>
      <text:p text:style-name="Code"/>
      <text:p text:style-name="Code">int cbegin(...);</text:p>
      <text:p text:style-name="Code"/>
      <text:p text:style-name="Code">struct is_cpp14</text:p>
      <text:p text:style-name="Code">{</text:p>
      <text:p text:style-name="Code"><text:s text:c="4"/>static array&lt;1&gt; deduce_type(std::string::const_iterator);</text:p>
      <text:p text:style-name="Code"><text:s text:c="4"/>static array&lt;2&gt; deduce_type(int);</text:p>
      <text:p text:style-name="Code"><text:s text:c="4"/>enum { value = value_of&lt;sizeof(deduce_type(cbegin(std::string())))&gt;::value };</text:p>
      <text:p text:style-name="Code">};</text:p>
      <text:p text:style-name="Code"/>
      <text:p text:style-name="Code">int move(...);</text:p>
      <text:p text:style-name="Code"/>
      <text:p text:style-name="Code">struct is_cpp11</text:p>
      <text:p text:style-name="Code">{</text:p>
      <text:p text:style-name="Code"><text:s text:c="4"/>template&lt;class T&gt;</text:p>
      <text:p text:style-name="Code"><text:s text:c="4"/>static array&lt;1&gt; deduce_type(T);</text:p>
      <text:p text:style-name="Code"><text:s text:c="4"/>static array&lt;2&gt; deduce_type(int);</text:p>
      <text:p text:style-name="Code"><text:s text:c="4"/>static std::string s;</text:p>
      <text:p text:style-name="Code"><text:s text:c="4"/>enum { value = value_of&lt;sizeof(deduce_type(move(s)))&gt;::value };</text:p>
      <text:p text:style-name="Code">};</text:p>
      <text:p text:style-name="Code"/>
      <text:p text:style-name="Code">enum { cpp_year =</text:p>
      <text:p text:style-name="Code"><text:s text:c="8"/>is_cpp20::value ? 2020 :</text:p>
      <text:p text:style-name="Code"><text:soft-page-break/><text:s text:c="8"/>is_cpp17::value ? 2017 :</text:p>
      <text:p text:style-name="Code"><text:s text:c="8"/>is_cpp14::value ? 2014 :</text:p>
      <text:p text:style-name="Code"><text:s text:c="8"/>is_cpp11::value ? 2011 :</text:p>
      <text:p text:style-name="Code"><text:s text:c="8"/>2003</text:p>
      <text:p text:style-name="Code"><text:s text:c="4"/>};</text:p>
      <text:p text:style-name="Code"/>
      <text:p text:style-name="Code">int main()</text:p>
      <text:p text:style-name="Code">{</text:p>
      <text:p text:style-name="Code"><text:s text:c="4"/>std::cout &lt;&lt; "C++ " &lt;&lt; std::setfill('0') &lt;&lt; std::setw(2) &lt;&lt; cpp_year%100 &lt;&lt; '\n';</text:p>
      <text:p text:style-name="Code">}</text:p>
      <text:p text:style-name="Body_20_Text">No doubt, some <text:span text:style-name="T19">or all </text:span>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text:span text:style-name="T19">looks for features of the standard library that were introduced in different versions of the C++ standard in order to determine which version you are using</text:span>.</text:p>
      <text:p text:style-name="Body_20_Text">Now go back and double-check your source code. Make sure you entered everything correctly.</text:p>
      <text:p text:style-name="Body_20_Text"><text:span text:style-name="T3">Did you actually double-check the program? </text:span>________________</text:p>
      <text:p text:style-name="Body_20_Text"><text:span text:style-name="T3">Did you find any typos that needed correcting? </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text:span text:style-name="T4">Table 1-2.</text:span><text:span text:style-name="T6"> Sample Command Lines to Compiler</text:span> <text:span text:style-name="Code_20_Inline"><text:span text:style-name="T7">list0101.cpp</text:span></text:span></text:p>
      <table:table table:name="Table2" table:style-name="Table2">
        <table:table-column table:style-name="Table2.A"/>
        <table:table-column table:style-name="Table2.B"/>
        <table:table-row table:style-name="Table2.1">
          <table:table-cell table:style-name="Table2.A1" office:value-type="string">
            <text:p text:style-name="P15">Compiler</text:p>
          </table:table-cell>
          <table:table-cell table:style-name="Table2.B1" office:value-type="string">
            <text:p text:style-name="P15">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text:span text:style-name="Code_20_Inline">cl /EHsc /Za list0101.cpp</text:span></text:p>
          </table:table-cell>
        </table:table-row>
        <table:table-row table:style-name="Table2.1">
          <table:table-cell table:style-name="Table2.A2" office:value-type="string">
            <text:p text:style-name="Table_20_Text">g++</text:p>
          </table:table-cell>
          <table:table-cell table:style-name="Table2.B2" office:value-type="string">
            <text:p text:style-name="Table_20_Text"><text:span text:style-name="Code_20_Inline">g++ -o list0101 -pedantic -std=c++</text:span><text:span text:style-name="Code_20_Inline"><text:span text:style-name="T13">20</text:span></text:span><text:span text:style-name="Code_20_Inline"> list0101.cpp</text:span></text:p>
          </table:table-cell>
        </table:table-row>
        <table:table-row table:style-name="Table2.1">
          <table:table-cell table:style-name="Table2.A4" office:value-type="string">
            <text:p text:style-name="P22"><text:span text:style-name="Code_20_Inline">Clang</text:span></text:p>
          </table:table-cell>
          <table:table-cell table:style-name="Table2.B4" office:value-type="string">
            <text:p text:style-name="P17"><text:span text:style-name="Code_20_Inline">clang++ -o list0101 -pedantic -std=c++</text:span><text:span text:style-name="Code_20_Inline"><text:span text:style-name="T13">20</text:span></text:span><text:span text:style-name="Code_20_Inline"> list0101.cpp</text:span></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text:span text:style-name="T13">20</text:span>, <text:span text:style-name="T23">t</text:span>hey predate the standard. <text:span text:style-name="T23">T</text:span>herefore, by definition, they cannot conform to the standard. Compiler vendors have worked hard at ensuring their tools conform to the latest <text:soft-page-break/>standard, but this takes time. Only <text:span text:style-name="T13">recently </text:span>have we seen compilers that truly implement enough of the C++ <text:span text:style-name="T23">20</text:span> standard to be useful.<office:annotation><dc:creator>Ray Lischner</dc:creator><dc:date>2019-10-14T23:27:35.443376897</dc:date><loext:sender-initials>RL</loext:sender-initials><text:p text:style-name="P23"><text:span text:style-name="T24">I’m being optimistic here. Everyone still has a lot of work to do in order to meet the C++ 20 draft standard.</text:span></text:p></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T3">How would you test </text:span><text:span text:style-name="Code_20_Inline"><text:span text:style-name="T3">list0101</text:span></text:span><text:span text:style-name="T3">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Okay, do it.<text:span text:style-name="T3"> Does the program run correctly?</text:span><text:span text:style-name="T8"> </text:span><text:span text:style-name="T9">________________</text:span></text:p>
      <text:p text:style-name="Body_20_Text">There, that was easy, wasn’t it? <text:span text:style-name="T20">Read your compiler’s documentation to learn how to set the desired C++ version, and rebuild and rerun the program</text:span>. <text:span text:style-name="T20">Make sure the result matches the version you specify.</text:span></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text:soft-page-break/>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text:span text:style-name="T5">Listing 1-2.</text:span><text:span text:style-name="T4"> </text:span><text:span text:style-name="T6">Testing Your Compiler</text:span></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p>
      <text:p text:style-name="Code">#include &lt;cstdlib&gt;</text:p>
      <text:p text:style-name="Code">#include &lt;fstream&gt;</text:p>
      <text:p text:style-name="Code">#include &lt;initializer_list&gt;</text:p>
      <text:p text:style-name="Code">#include &lt;iostream&gt;</text:p>
      <text:p text:style-name="P2">#include &lt;iterator&gt;</text:p>
      <text:p text:style-name="Code">#include &lt;locale&gt;</text:p>
      <text:p text:style-name="Code">#include &lt;string&gt;</text:p>
      <text:p text:style-name="Code">#include &lt;vector&gt;</text:p>
      <text:p text:style-name="Code"/>
      <text:p text:style-name="Code">template&lt;class C&gt;</text:p>
      <text:p text:style-name="Code">struct text : std::basic_string&lt;C&gt;</text:p>
      <text:p text:style-name="Code">{</text:p>
      <text:p text:style-name="Code"><text:s text:c="2"/><text:span text:style-name="T21">constexpr </text:span>text() <text:span text:style-name="T21">noexcept </text:span>: text{} {}</text:p>
      <text:p text:style-name="P1"><text:s text:c="2"/>text(text&amp;&amp;) = default; </text:p>
      <text:p text:style-name="P1"><text:s text:c="2"/>text(text const&amp;) = default;</text:p>
      <text:p text:style-name="Code"><text:s text:c="2"/>text&amp; operator=(text const&amp;) = default;</text:p>
      <text:p text:style-name="Code"><text:s text:c="2"/>text&amp; operator=(text&amp;&amp;) = default;</text:p>
      <text:p text:style-name="Code"><text:s text:c="2"/><text:span text:style-name="T22">constexpr explicit operator bool() const noexcept { return not empty(); }</text:span></text:p>
      <text:p text:style-name="Code">};</text:p>
      <text:p text:style-name="Code"/>
      <text:p text:style-name="Code">/// Read lines of text from @p in to @p iter. Lines are appended to @p iter.</text:p>
      <text:p text:style-name="Code">/// @param in the input stream</text:p>
      <text:p text:style-name="Code">/// @param iter an output iterator</text:p>
      <text:p text:style-name="Code"><text:soft-page-break/>template&lt;class Ch&gt;</text:p>
      <text:p text:style-name="Code">auto read(std::basic_istream&lt;Ch&gt;&amp; in) -&gt; std::vector&lt;text&lt;Ch&gt;&gt;</text:p>
      <text:p text:style-name="Code">{</text:p>
      <text:p text:style-name="Code"><text:s text:c="4"/>std::vector&lt;text&lt;Ch&gt;&gt; result;</text:p>
      <text:p text:style-name="Code"><text:s text:c="4"/></text:p>
      <text:p text:style-name="Code"><text:s text:c="4"/>while (<text:span text:style-name="T20">text&lt;Ch&gt; line; </text:span>std::getline(in, line))</text:p>
      <text:p text:style-name="Code"><text:s text:c="8"/>result.<text:span text:style-name="T20">emplace</text:span>_back(<text:span text:style-name="T20">std::move(</text:span>line<text:span text:style-name="T20">)</text:span>);</text:p>
      <text:p text:style-name="Code"/>
      <text:p text:style-name="Code"><text:s text:c="4"/>return result;</text:p>
      <text:p text:style-name="Code">}</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text&lt;char&gt;&gt; text; ///&lt; Store the lines of text here</text:p>
      <text:p text:style-name="Code"><text:s text:c="4"/>if (argc &lt; 2)</text:p>
      <text:p text:style-name="Code"><text:s text:c="8"/>text = read(std::cin);</text:p>
      <text:p text:style-name="Code"><text:s text:c="4"/>else</text:p>
      <text:p text:style-name="Code"><text:s text:c="4"/>{</text:p>
      <text:p text:style-name="Code"><text:s text:c="8"/>std::ifstream in<text:span text:style-name="T20">{</text:span>argv[1]<text:span text:style-name="T20">}</text:span>;</text:p>
      <text:p text:style-name="Code"><text:s text:c="8"/>if (not in)</text:p>
      <text:p text:style-name="Code"><text:s text:c="8"/>{</text:p>
      <text:p text:style-name="Code"><text:s text:c="12"/>std::perror(argv[1]);</text:p>
      <text:p text:style-name="Code"><text:s text:c="12"/>return EXIT_FAILURE;</text:p>
      <text:p text:style-name="Code"><text:s text:c="8"/>}</text:p>
      <text:p text:style-name="Code"><text:s text:c="8"/>text = read(in);</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locale const&amp; loc{ std::locale(argc &gt;= 3 ? argv[2] : "") };</text:p>
      <text:p text:style-name="Code"><text:s text:c="4"/>std::collate&lt;char&gt; const&amp; collate<text:span text:style-name="T20">{</text:span> std::use_facet&lt;std::collate&lt;char&gt;&gt;(loc) <text:span text:style-name="T20">}</text:span>;</text:p>
      <text:p text:style-name="Code"><text:s text:c="4"/>std::sort(<text:span text:style-name="T22">begin(</text:span>text), <text:span text:style-name="T22">end(</text:span>text),</text:p>
      <text:p text:style-name="Code"><text:s text:c="8"/>[&amp;collate](<text:span text:style-name="T20">auto</text:span> const&amp; a, <text:span text:style-name="T20">auto</text:span> const&amp; b)</text:p>
      <text:p text:style-name="Code"><text:s text:c="8"/>{</text:p>
      <text:p text:style-name="Code"><text:s text:c="12"/>return collate.compare(<text:span text:style-name="T20">cbegin(</text:span>a), <text:span text:style-name="T20">cend(</text:span>a), <text:span text:style-name="T20">cbegin(</text:span>b), <text:span text:style-name="T20">cend(</text:span>b)) &lt; 0;</text:p>
      <text:p text:style-name="Code"><text:s text:c="8"/>}</text:p>
      <text:p text:style-name="Code"><text:s text:c="4"/>);</text:p>
      <text:p text:style-name="Code"><text:s/></text:p>
      <text:p text:style-name="Code"><text:s text:c="4"/>// Part 3. Print the sorted text.</text:p>
      <text:p text:style-name="Code"><text:soft-page-break/><text:s text:c="3"/>for (auto const&amp; line : <text:s/>text)</text:p>
      <text:p text:style-name="Code"><text:s text:c="6"/>std::cout &lt;&lt; line &lt;&l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text:p>
        <text:p text:style-name="MP2"/>
        <text:p text:style-name="MP3"></text:p>
        <text:p text:style-name="Standard"/>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8-19T01:06:00</meta:creation-date>
    <dc:date>2019-10-14T23:29:10.954966622</dc:date>
    <meta:print-date>2009-03-19T10:05:00</meta:print-date>
    <meta:editing-cycles>17</meta:editing-cycles>
    <meta:editing-duration>P1DT3H7M33S</meta:editing-duration>
    <meta:generator>LibreOffice/6.2.6.2$Linux_X86_64 LibreOffice_project/20$Build-2</meta:generator>
    <dc:creator>Ray Lischner</dc:creator>
    <meta:document-statistic meta:table-count="2" meta:image-count="0" meta:object-count="0" meta:page-count="10" meta:paragraph-count="240" meta:word-count="2908" meta:character-count="18435" meta:non-whitespace-character-count="15366"/>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